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3" style:family="paragraph" style:parent-style-name="Standard" style:master-page-name="Standard">
      <style:paragraph-properties fo:text-align="center" style:justify-single-word="false" style:page-number="1"/>
      <style:text-properties fo:font-size="18pt" fo:font-weight="bold" style:font-size-asian="18pt" style:font-weight-asian="bold" style:font-size-complex="18pt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6pt" fo:font-weight="bold" style:font-size-asian="16pt" style:font-weight-asian="bold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<text:span text:style-name="T1">Asztali alkalmazások beszámoló</text:span></text:p>
      <text:p text:style-name="P1"><text:span text:style-name="T2">Fájl kezelés</text:span></text:p>
      <text:p text:style-name="P2"/>
      <text:p text:style-name="Standard"/>
      <text:p text:style-name="Standard">Írjon programot amely feldolgozza az employee.csv szöveges állomány tartalmát. A programot Java nyelven valósítsa meg.</text:p>
      <text:p text:style-name="Standard"/>
      <text:p text:style-name="Standard">1. Töltse le a tanteremből az employee.txt szöveges állományt.</text:p>
      <text:p text:style-name="Standard"><text:tab/><text:tab/><text:tab/><text:tab/><text:tab/><text:tab/><text:tab/><text:tab/><text:tab/><text:tab/><text:tab/><text:tab/><text:tab/>(1p)</text:p>
      <text:p text:style-name="Standard">2. A program első sora írja ki a saját nevét, és a készítés dátumát a „Készítő:” szöveg után.</text:p>
      <text:p text:style-name="Standard"><text:tab/><text:tab/><text:tab/><text:tab/><text:tab/><text:tab/><text:tab/><text:tab/><text:tab/><text:tab/><text:tab/><text:tab/><text:tab/>(2p)</text:p>
      <text:p text:style-name="Standard">3. A programban megjegyzésben szerepeljen a saját neve és a készítés dátuma.</text:p>
      <text:p text:style-name="Standard"><text:tab/><text:tab/><text:tab/><text:tab/><text:tab/><text:tab/><text:tab/><text:tab/><text:tab/><text:tab/><text:tab/><text:tab/><text:tab/>(2p)</text:p>
      <text:p text:style-name="Standard">4. Olvassa be az állomány tartalmát és tárolja az adatokat egy erre alkalmas adatszerkezetben.</text:p>
      <text:p text:style-name="Standard"><text:tab/><text:tab/><text:tab/><text:tab/><text:tab/><text:tab/><text:tab/><text:tab/><text:tab/><text:tab/><text:tab/><text:tab/> <text:s text:c="9"/>(10p)</text:p>
      <text:p text:style-name="Standard">5. Számolja meg a dolgozókat, a fejlécet ne számolja bele. Írassa a konzolra az eredményt a „Dolgozók létszáma:” szöveg után.</text:p>
      <text:p text:style-name="Standard"><text:tab/><text:tab/><text:tab/><text:tab/><text:tab/><text:tab/><text:tab/><text:tab/><text:tab/><text:tab/><text:tab/><text:tab/> <text:s text:c="9"/>(10p)</text:p>
      <text:p text:style-name="Standard">6. Számolja ki a Taktaharkányban lakó dolgozók fizetésének az átlagát. Írassa ki a konzolra 2 tizedesjegy pontossággal 10 karakter szélességben jobbra igazítva a „Fizetések átlaga:” szöveg után.</text:p>
      <text:p text:style-name="Standard"><text:tab/><text:tab/><text:tab/><text:tab/><text:tab/><text:tab/><text:tab/><text:tab/><text:tab/><text:tab/><text:tab/><text:tab/> <text:s text:c="9"/>(15p)</text:p>
      <text:p text:style-name="Standard">7. Keresse meg a legmagasabb fizetéssel rendelkező dolgozót, írassa ki a nevét a konzolra a „Legjobban kereső:” szöveg után.</text:p>
      <text:p text:style-name="Standard"><text:tab/><text:tab/><text:tab/><text:tab/><text:tab/><text:tab/><text:tab/><text:tab/><text:tab/><text:tab/><text:tab/> <text:s text:c="20"/>(10p)</text:p>
      <text:p text:style-name="Standard">8. Az egyes műveleteket szervezze metódusokba.</text:p>
      <text:p text:style-name="Standard"/>
      <text:p text:style-name="Standard">9. A taktaharkányi dolgozók fizetés átlagát írasa ki egy fizetes.txt nevű állományba. A “taktarharkányi átlag” szöveg után új sorban szerepeljen az átlag értéke.</text:p>
      <text:p text:style-name="Standard"><text:tab/><text:tab/><text:tab/><text:tab/><text:tab/><text:tab/><text:tab/><text:tab/><text:tab/><text:tab/><text:tab/><text:tab/> <text:s text:c="8"/>(10p)</text:p>
      <text:p text:style-name="Standard"><text:soft-page-break/></text:p>
      <text:p text:style-name="Standard">10. A fájl beolvasását csak egyszer végezheti el, a számlálásokhoz és a számításokhoz használjon ciklust.</text:p>
      <text:p text:style-name="Standard"><text:tab/><text:tab/><text:tab/><text:tab/><text:tab/><text:tab/><text:tab/><text:tab/><text:tab/><text:tab/><text:tab/><text:tab/> <text:s text:c="9"/>(10p)</text:p>
      <text:p text:style-name="Standard"/>
      <text:p text:style-name="Standard">Az elkészült munkáját mentse Sajat_Neve_Employee.java néven és töltse fel a tanteremben.</text:p>
      <text:p text:style-name="Standard"><text:tab/><text:tab/><text:tab/><text:tab/><text:tab/><text:tab/><text:tab/><text:tab/><text:tab/><text:tab/><text:tab/><text:tab/><text:tab/>(1p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hu" fo:country="H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4" meta:word-count="204" meta:character-count="1567" meta:non-whitespace-character-count="1194"/>
    <meta:generator>LibreOfficeDev/6.0.5.2$Linux_X86_64 LibreOffice_project/</meta:generator>
  </office:meta>
</office:document-meta>
</file>